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 draw:auto-grow-height="false" fo:min-height="0cm" fo:min-width="0cm"/>
    </style:style>
    <style:style style:name="gr4" style:family="graphic" style:parent-style-name="standard">
      <style:graphic-properties svg:stroke-width="0.1cm" svg:stroke-color="#333333" draw:marker-start-width="0.5cm" draw:marker-end-width="0.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2cm" draw:marker-start="Arrow" draw:marker-start-width="0.26cm" draw:marker-end="Arrow" draw:marker-end-width="0.26cm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949cm"/>
    </style:style>
    <style:style style:name="gr8" style:family="graphic" style:parent-style-name="standard">
      <style:graphic-properties draw:fill="solid" draw:fill-color="#cfe7f5" draw:textarea-horizontal-align="center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0.8cm" svg:height="6.9cm" svg:x="5.998cm" svg:y="5.002cm">
          <draw:glue-point draw:id="4" svg:x="4.975cm" svg:y="-2.214cm"/>
          <draw:glue-point draw:id="5" svg:x="4.975cm" svg:y="2.033cm"/>
          <text:p text:style-name="P1">Client<text:line-break/>(Java Applica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1cm" svg:height="6.6cm" svg:x="21.56cm" svg:y="5.15cm">
          <draw:glue-point draw:id="4" svg:x="-5cm" svg:y="2.142cm"/>
          <draw:glue-point draw:id="5" svg:x="-5cm" svg:y="-2.301cm"/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7cm" svg:height="2.7cm" draw:transform="skewX (-0.0085521133347706) translate (-2.02cm 7.1cm)">
          <text:p text:style-name="P1">Smart Car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771cm" svg:y1="9.854cm" svg:x2="21.56cm" svg:y2="9.863cm" draw:start-shape="id1" draw:start-glue-point="5" draw:end-shape="id2" draw:end-glue-point="4" svg:d="M16771 9854h2408v9h2381">
          <text:p/>
        </draw:connector>
        <draw:connector draw:style-name="gr4" draw:text-style-name="P1" draw:layer="layout" svg:x1="16.771cm" svg:y1="6.925cm" svg:x2="21.56cm" svg:y2="6.932cm" draw:start-shape="id1" draw:start-glue-point="4" draw:end-shape="id2" draw:end-glue-point="5" svg:d="M16771 6925h2408v7h2381">
          <text:p/>
        </draw:connector>
        <draw:connector draw:style-name="gr5" draw:text-style-name="P1" draw:layer="layout" svg:x1="16.798cm" svg:y1="8.452cm" svg:x2="21.56cm" svg:y2="8.45cm" draw:start-shape="id1" draw:start-glue-point="1" draw:end-shape="id2" draw:end-glue-point="3" svg:d="M16798 8452h2381v-2h2381">
          <text:p/>
        </draw:connector>
        <draw:frame draw:style-name="gr6" draw:text-style-name="P2" draw:layer="layout" svg:width="3.9cm" svg:height="0.725cm" svg:x="17.3cm" svg:y="7.875cm">
          <draw:text-box>
            <text:p><text:span text:style-name="T1">Encrypted Data</text:span></text:p>
          </draw:text-box>
        </draw:frame>
        <draw:frame draw:style-name="gr7" draw:text-style-name="P2" draw:layer="layout" svg:width="3.7cm" svg:height="1.199cm" svg:x="17.4cm" svg:y="9.901cm">
          <draw:text-box>
            <text:p><text:span text:style-name="T1">Secure Channel</text:span></text:p>
          </draw:text-box>
        </draw:frame>
        <draw:connector draw:style-name="gr5" draw:text-style-name="P1" draw:layer="layout" svg:x1="2.692cm" svg:y1="8.45cm" svg:x2="5.998cm" svg:y2="8.452cm" draw:start-shape="id3" draw:start-glue-point="1" draw:end-shape="id1" draw:end-glue-point="3" svg:d="M2692 8450h1659v2h1647">
          <text:p/>
        </draw:connector>
        <draw:frame draw:style-name="gr7" draw:text-style-name="P2" draw:layer="layout" svg:width="3.9cm" svg:height="1.199cm" svg:x="3.1cm" svg:y="7.3cm">
          <draw:text-box>
            <text:p><text:span text:style-name="T1">Private Key Requests</text:span></text:p>
          </draw:text-box>
        </draw:frame>
        <draw:custom-shape draw:style-name="gr8" draw:text-style-name="P1" draw:layer="layout" svg:width="4.992cm" svg:height="1.902cm" draw:transform="skewX (-0.0083775804095712) rotate (0.0003490658503988) translate (6cm 7.499cm)">
          <text:p text:style-name="P1">Smart Card</text:p>
          <text:p text:style-name="P1">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932cm" svg:height="1.999cm" draw:transform="skewX (-0.0085521133347706) translate (6.159cm 5.201cm)">
          <text:p text:style-name="P1">Spongy Castle</text:p>
          <text:p text:style-name="P1">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992cm" svg:height="1.999cm" draw:transform="skewX (-0.0085521133347706) translate (6.2cm 9.7cm)">
          <text:p text:style-name="P1">Contactless-TLS</text:p>
          <text:p text:style-name="P1">Library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6T11:01:41.54</meta:creation-date>
    <dc:date>2015-07-08T15:08:23.63</dc:date>
    <meta:editing-duration>PT5H48M13S</meta:editing-duration>
    <meta:editing-cycles>7</meta:editing-cycles>
    <meta:generator>OpenOffice/4.1.1$Win32 OpenOffice.org_project/411m6$Build-9775</meta:generator>
    <meta:document-statistic meta:object-count="13"/>
  </office:meta>
</office:document-meta>
</file>